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RLHandler.getContentLength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Handler.validatePutStatusCode( URL dest , int statusCode , String status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URLHandler.normalizeToURL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RLHandler.isReachable( URL url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Handler.getContentLength( URL url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Handler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Handler.normalizeToString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URLHandler.getLastModified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Handler.getLastModified( URL url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Handler.isReachabl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Handler.setRequestMethod( int requ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